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561" officeooo:paragraph-rsid="00135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22"/>MOHAMMAD TOFIK <text:s text:c="31"/>BATCH : C3</text:p>
      <text:p text:style-name="P1">ROLL NO : 62 <text:s text:c="16"/>SECTION : C3 <text:s text:c="44"/>SEM : 5t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09:27:12.528416388</meta:creation-date>
    <dc:date>2021-11-28T09:28:22.379534952</dc:date>
    <meta:editing-duration>PT1M10S</meta:editing-duration>
    <meta:editing-cycles>1</meta:editing-cycles>
    <meta:document-statistic meta:table-count="0" meta:image-count="0" meta:object-count="0" meta:page-count="1" meta:paragraph-count="2" meta:word-count="16" meta:character-count="183" meta:non-whitespace-character-count="56"/>
    <meta:generator>LibreOffice/6.4.7.2$Linux_X86_64 LibreOffice_project/40$Build-2</meta:generator>
  </office:meta>
</office:document-meta>
</file>